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B0000032BD52E1AC2289A46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0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Khmer OS Muol Light" fo:font-size="24pt" style:font-size-asian="24pt" style:font-name-complex="Khmer OS Muol Light" style:font-size-complex="24pt"/>
    </style:style>
    <style:style style:name="P5" style:family="paragraph">
      <style:text-properties style:font-name="Khmer OS" fo:font-size="20pt" style:font-size-asian="20pt" style:font-name-complex="Khmer OS" style:font-size-complex="20pt"/>
    </style:style>
    <style:style style:name="P6" style:family="paragraph">
      <loext:graphic-properties draw:fill="none" draw:fill-color="#ffffff"/>
      <style:text-properties style:font-name="Khmer OS" fo:font-size="20pt" style:font-size-asian="20pt" style:font-name-complex="Khmer OS" style:font-size-complex="20pt"/>
    </style:style>
    <style:style style:name="P7" style:family="paragraph"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P8" style:family="paragraph">
      <loext:graphic-properties draw:fill="none" draw:fill-color="#ffffff"/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P9" style:family="paragraph">
      <style:text-properties style:font-name="Khmer OS Muol Light" fo:font-size="20pt" style:font-size-asian="20pt" style:font-name-complex="Khmer OS Muol Light" style:font-size-complex="20pt"/>
    </style:style>
    <style:style style:name="P10" style:family="paragraph">
      <loext:graphic-properties draw:fill="none" draw:fill-color="#ffffff"/>
      <style:text-properties style:font-name="Khmer OS Muol Light" fo:font-size="20pt" style:font-size-asian="20pt" style:font-name-complex="Khmer OS Muol Light" style:font-size-complex="20pt"/>
    </style:style>
    <style:style style:name="P11" style:family="paragraph">
      <style:text-properties style:font-name="Khmer OS Muol Light" fo:font-size="20pt" style:font-size-asian="20pt" style:font-size-complex="20pt"/>
    </style:style>
    <style:style style:name="P12" style:family="paragraph">
      <loext:graphic-properties draw:fill="none" draw:fill-color="#ffffff"/>
      <style:text-properties style:font-name="Khmer OS Muol Light" fo:font-size="20pt" style:font-size-asian="20pt" style:font-size-complex="20pt"/>
    </style:style>
    <style:style style:name="T1" style:family="text">
      <style:text-properties style:font-name="Khmer OS Muol Light" fo:font-size="26pt" fo:font-weight="normal" style:font-size-asian="26pt" style:font-weight-asian="normal" style:font-name-complex="Khmer OS Muol Light" style:font-size-complex="26pt" style:font-weight-complex="normal"/>
    </style:style>
    <style:style style:name="T2" style:family="text">
      <style:text-properties style:font-name="Khmer OS Muol Light" fo:font-size="24pt" style:font-size-asian="24pt" style:font-name-complex="Khmer OS Muol Light" style:font-size-complex="24pt"/>
    </style:style>
    <style:style style:name="T3" style:family="text">
      <style:text-properties style:font-name="Khmer OS" fo:font-size="20pt" style:font-size-asian="20pt" style:font-name-complex="Khmer OS" style:font-size-complex="20pt"/>
    </style:style>
    <style:style style:name="T4" style:family="text">
      <style:text-properties style:font-name="Khmer OS Muol Light" fo:font-size="22pt" fo:font-weight="normal" style:font-size-asian="22pt" style:font-weight-asian="normal" style:font-name-complex="Khmer OS Muol Light" style:font-size-complex="22pt" style:font-weight-complex="normal"/>
    </style:style>
    <style:style style:name="T5" style:family="text">
      <style:text-properties style:font-name="Khmer OS Muol Light" fo:font-size="20pt" style:font-size-asian="20pt" style:font-name-complex="Khmer OS Muol Light" style:font-size-complex="20pt"/>
    </style:style>
    <style:style style:name="T6" style:family="text">
      <style:text-properties style:font-name="Khmer OS Muol Light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3.239cm" svg:x="1.635cm" svg:y="3.035cm">
          <draw:image xlink:href="Pictures/100000010000031B0000032BD52E1AC2289A4687.png" xlink:type="simple" xlink:show="embed" xlink:actuate="onLoad" draw:mime-type="image/png">
            <text:p/>
          </draw:image>
        </draw:frame>
        <draw:frame draw:style-name="gr2" draw:text-style-name="P2" draw:layer="layout" svg:width="14.639cm" svg:height="1.911cm" svg:x="5.093cm" svg:y="1.952cm">
          <draw:text-box>
            <text:p><text:span text:style-name="T1">សាកលវិទ្យាល័យភូមិន្ទ</text:span><text:span text:style-name="T1">ភ្នំពេញ</text:span></text:p>
          </draw:text-box>
        </draw:frame>
        <draw:frame draw:style-name="gr3" draw:text-style-name="P4" draw:layer="layout" svg:width="13.017cm" svg:height="2.223cm" svg:x="6.23cm" svg:y="3.939cm">
          <draw:text-box>
            <text:p text:style-name="P3"><text:span text:style-name="T2">មហាវិទ្យាល័យវិទ្យាសាស្រ្ត</text:span></text:p>
          </draw:text-box>
        </draw:frame>
        <draw:frame draw:style-name="gr4" draw:text-style-name="P6" draw:layer="layout" svg:width="17.78cm" svg:height="7.321cm" svg:x="1.635cm" svg:y="17.297cm">
          <draw:text-box>
            <text:p text:style-name="P5"><text:span text:style-name="T3">ស៊ូ ចាន់រ៉ូជែម</text:span></text:p>
            <text:p text:style-name="P5"><text:span text:style-name="T3">ស៊ូ បញ្ញា</text:span></text:p>
            <text:p text:style-name="P5"><text:span text:style-name="T3">សុឹម សេងគា</text:span></text:p>
            <text:p text:style-name="P5"><text:span text:style-name="T3">សូន កូវីន</text:span></text:p>
            <text:p text:style-name="P5"><text:span text:style-name="T3">ស៊ុយ មេងស៊ាង</text:span></text:p>
          </draw:text-box>
        </draw:frame>
        <draw:frame draw:style-name="gr5" draw:text-style-name="P8" draw:layer="layout" svg:width="10.795cm" svg:height="3.045cm" svg:x="6.915cm" svg:y="5.962cm">
          <draw:text-box>
            <text:p text:style-name="P7"><text:span text:style-name="T4">ដេបា៉តឺម៉ង់</text:span><text:span text:style-name="T4">: </text:span><text:span text:style-name="T4">ពត៌មានវិទ្យា</text:span></text:p>
          </draw:text-box>
        </draw:frame>
        <draw:frame draw:style-name="gr6" draw:text-style-name="P10" draw:layer="layout" svg:width="18.698cm" svg:height="7.303cm" svg:x="1.417cm" svg:y="10.407cm">
          <draw:text-box>
            <text:p text:style-name="P9"><text:span text:style-name="T5">កិច្ចការស្រាវជ្រាវអំពី</text:span><text:span text:style-name="T5">: </text:span><text:span text:style-name="T5">ប្ររ</text:span><text:span text:style-name="T5">ពៃណីទាក់ទងនឹងកំណើត</text:span></text:p>
          </draw:text-box>
        </draw:frame>
        <draw:frame draw:style-name="gr7" draw:text-style-name="P12" draw:layer="layout" svg:width="10.16cm" svg:height="1.53cm" svg:x="8.202cm" svg:y="26.435cm">
          <draw:text-box>
            <text:p text:style-name="P11"><text:span text:style-name="T6">2022~2023</text:span></text:p>
          </draw:text-box>
        </draw:frame>
        <draw:frame draw:style-name="gr8" draw:text-style-name="P6" draw:layer="layout" svg:width="15.24cm" svg:height="1.665cm" svg:x="4.757cm" svg:y="12.712cm">
          <draw:text-box>
            <text:p text:style-name="P5"><text:span text:style-name="T3">ណែនាំដោយសាស្រ្តាចា្យ</text:span><text:span text:style-name="T3">: </text:span><text:span text:style-name="T3">អែម វណ្ណា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Khmer OS" svg:font-family="'Khmer OS'" style:font-pitch="variable"/>
    <style:font-face style:name="Khmer OS Muol Light" svg:font-family="'Khmer OS Muol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98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02:12:07.863724075</meta:creation-date>
    <dc:date>2023-09-18T04:01:56.621280156</dc:date>
    <meta:editing-duration>PT41M59S</meta:editing-duration>
    <meta:editing-cycles>17</meta:editing-cycles>
    <meta:generator>LibreOffice/7.3.7.2$Linux_X86_64 LibreOffice_project/30$Build-2</meta:generator>
    <meta:document-statistic meta:object-count="8"/>
  </office:meta>
</office:document-meta>
</file>